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2cm" svg:y1="5.3cm" svg:x2="8.8cm" svg:y2="5.3cm">
          <text:p/>
        </draw:line>
        <draw:frame draw:style-name="gr2" draw:text-style-name="P2" draw:layer="layout" svg:width="2.161cm" svg:height="0.683cm" svg:x="4.739cm" svg:y="4.9cm">
          <draw:text-box>
            <text:p><text:span text:style-name="T1">string_val</text:span></text:p>
          </draw:text-box>
        </draw:frame>
        <draw:line draw:style-name="gr3" draw:text-style-name="P1" draw:layer="layout" svg:x1="7.5cm" svg:y1="9.7cm" svg:x2="7.5cm" svg:y2="1.3cm">
          <text:p/>
        </draw:line>
        <draw:line draw:style-name="gr3" draw:text-style-name="P1" draw:layer="layout" svg:x1="12cm" svg:y1="8.7cm" svg:x2="4cm" svg:y2="8.7cm">
          <text:p/>
        </draw:line>
        <draw:frame draw:style-name="gr4" draw:text-style-name="P2" draw:layer="layout" svg:width="2.14cm" svg:height="0.733cm" svg:x="4.616cm" svg:y="8.867cm">
          <draw:text-box>
            <text:p><text:span text:style-name="T1">Variables</text:span></text:p>
          </draw:text-box>
        </draw:frame>
        <draw:frame draw:style-name="gr4" draw:text-style-name="P2" draw:layer="layout" svg:width="1.708cm" svg:height="0.733cm" svg:x="8.516cm" svg:y="8.868cm">
          <draw:text-box>
            <text:p><text:span text:style-name="T1">Values</text:span></text:p>
          </draw:text-box>
        </draw:frame>
        <draw:frame draw:style-name="gr2" draw:text-style-name="P2" draw:layer="layout" svg:width="1.687cm" svg:height="0.683cm" svg:x="5.213cm" svg:y="6.017cm">
          <draw:text-box>
            <text:p><text:span text:style-name="T1">list_val</text:span></text:p>
          </draw:text-box>
        </draw:frame>
        <draw:frame draw:style-name="gr5" draw:text-style-name="P2" draw:layer="layout" svg:width="1.433cm" svg:height="0.733cm" svg:x="8.6cm" svg:y="7.668cm">
          <draw:text-box>
            <text:p><text:span text:style-name="T1">'alan'</text:span></text:p>
          </draw:text-box>
        </draw:frame>
        <draw:line draw:style-name="gr1" draw:text-style-name="P1" draw:layer="layout" svg:x1="7.1cm" svg:y1="6.4cm" svg:x2="8.8cm" svg:y2="6.4cm">
          <text:p/>
        </draw:line>
        <draw:line draw:style-name="gr1" draw:text-style-name="P1" draw:layer="layout" svg:x1="9.3cm" svg:y1="6.4cm" svg:x2="9.3cm" svg:y2="7.5cm">
          <text:p/>
        </draw:line>
        <draw:frame draw:style-name="gr4" draw:text-style-name="P2" draw:layer="layout" svg:width="1.433cm" svg:height="0.733cm" svg:x="8.701cm" svg:y="4.969cm">
          <draw:text-box>
            <text:p><text:span text:style-name="T1">'alan'</text:span></text:p>
          </draw:text-box>
        </draw:frame>
        <draw:line draw:style-name="gr3" draw:text-style-name="P1" draw:layer="layout" svg:x1="12cm" svg:y1="3.9cm" svg:x2="4cm" svg:y2="3.9cm">
          <text:p/>
        </draw:line>
        <draw:line draw:style-name="gr1" draw:text-style-name="P1" draw:layer="layout" svg:x1="7.201cm" svg:y1="2cm" svg:x2="8.7cm" svg:y2="5cm">
          <text:p/>
        </draw:line>
        <draw:frame draw:style-name="gr2" draw:text-style-name="P2" draw:layer="layout" svg:width="1.882cm" svg:height="0.683cm" svg:x="5.04cm" svg:y="1.6cm">
          <draw:text-box>
            <text:p><text:span text:style-name="T1">a_string</text:span></text:p>
          </draw:text-box>
        </draw:frame>
        <draw:frame draw:style-name="gr2" draw:text-style-name="P2" draw:layer="layout" svg:width="1.408cm" svg:height="0.683cm" svg:x="5.514cm" svg:y="2.717cm">
          <draw:text-box>
            <text:p><text:span text:style-name="T1">a_list</text:span></text:p>
          </draw:text-box>
        </draw:frame>
        <draw:line draw:style-name="gr1" draw:text-style-name="P1" draw:layer="layout" svg:x1="7.101cm" svg:y1="3.1cm" svg:x2="8.8cm" svg:y2="6.1cm">
          <text:p/>
        </draw:line>
        <draw:frame draw:style-name="gr4" draw:text-style-name="P3" draw:layer="layout" svg:width="2.19cm" svg:height="0.733cm" svg:x="1.156cm" svg:y="2.068cm">
          <draw:text-box>
            <text:p><text:span text:style-name="T2">appender</text:span></text:p>
          </draw:text-box>
        </draw:frame>
        <draw:custom-shape draw:style-name="gr6" draw:text-style-name="P1" draw:layer="layout" svg:width="0.121cm" svg:height="2.2cm" svg:x="3.479cm" svg:y="1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0.552cm" svg:height="0.733cm" svg:x="9.001cm" svg:y="5.969cm">
          <draw:text-box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12T08:47:16</dc:date>
    <meta:editing-duration>PT27M55S</meta:editing-duration>
    <meta:editing-cycles>11</meta:editing-cycles>
    <meta:generator>LibreOffice/4.0.4.2$MacOSX_x86 LibreOffice_project/9e9821abd0ffdbc09cd8c52eaa574fa09eb08f2</meta:generator>
    <meta:document-statistic meta:object-count="19"/>
  </office:meta>
</office:document-meta>
</file>